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K Grotesk" svg:font-family="'HK Grotesk', sans-serif"/>
    <style:font-face style:name="Mangal1" svg:font-family="Mangal"/>
    <style:font-face style:name="ProximaNovaRegular" svg:font-family="ProximaNovaRegular, sans-serif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open sans" svg:font-family="'open sans', sans-serif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2c6a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0051cd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33143" style:font-name="open sans" fo:font-size="13pt" fo:letter-spacing="normal" fo:font-style="normal" fo:font-weight="normal" officeooo:rsid="000051cd" officeooo:paragraph-rsid="000051cd" style:font-size-asian="13pt" style:font-size-complex="13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33143" style:font-name="open sans" fo:font-size="13pt" fo:letter-spacing="normal" fo:font-style="normal" fo:font-weight="normal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283648" style:font-name="open sans" fo:font-size="13pt" fo:font-style="normal" officeooo:paragraph-rsid="00002c6a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283648" style:font-name="open sans" fo:font-size="13pt" officeooo:paragraph-rsid="00002c6a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officeooo:paragraph-rsid="00002c6a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310%" fo:orphans="2" fo:widows="2" fo:text-indent="0in" style:auto-text-indent="false" fo:padding="0in" fo:border="none"/>
      <style:text-properties fo:font-variant="normal" fo:text-transform="none" fo:color="#233143" style:font-name="open sans" fo:font-size="13pt" fo:letter-spacing="normal" fo:font-style="normal" fo:font-weight="normal" officeooo:rsid="000051cd" officeooo:paragraph-rsid="000051cd" style:font-size-asian="13pt" style:font-size-complex="13pt"/>
    </style:style>
    <style:style style:name="T1" style:family="text">
      <style:text-properties fo:color="#283648" style:font-name="open sans" fo:font-size="13pt" fo:font-style="normal" style:font-size-asian="13pt" style:font-style-asian="normal" style:font-size-complex="13pt" style:font-style-complex="normal"/>
    </style:style>
    <style:style style:name="T2" style:family="text">
      <style:text-properties fo:color="#283648" style:font-name="open sans" fo:font-size="13pt" fo:letter-spacing="normal" fo:font-style="normal" fo:font-weight="normal" style:font-size-asian="13pt" style:font-style-asian="normal" style:font-size-complex="13pt" style:font-style-complex="normal"/>
    </style:style>
    <style:style style:name="T3" style:family="text">
      <style:text-properties fo:color="#333333" style:font-name="open sans" fo:font-size="13pt" fo:letter-spacing="normal" fo:font-weight="normal" style:font-size-asian="13pt" style:font-size-complex="13pt"/>
    </style:style>
    <style:style style:name="T4" style:family="text">
      <style:text-properties fo:color="#333333" style:font-name="open sans" fo:font-size="13pt" fo:letter-spacing="normal" fo:font-style="normal" fo:font-weight="normal" style:font-size-asian="13pt" style:font-style-asian="normal" style:font-size-complex="13pt" style:font-style-complex="normal"/>
    </style:style>
    <style:style style:name="T5" style:family="text">
      <style:text-properties fo:color="#333333" style:font-name="open sans" fo:font-size="13pt" fo:letter-spacing="normal" fo:font-style="normal" fo:font-weight="normal" officeooo:rsid="00002c6a" style:font-size-asian="13pt" style:font-style-asian="normal" style:font-size-complex="13pt" style:font-style-complex="normal"/>
    </style:style>
    <style:style style:name="T6" style:family="text">
      <style:text-properties fo:color="#333333" style:font-name="open sans" fo:font-size="13pt" fo:letter-spacing="normal" fo:font-style="normal" fo:font-weight="normal" officeooo:rsid="000051cd" style:font-size-asian="13pt" style:font-style-asian="normal" style:font-size-complex="13pt" style:font-style-complex="normal"/>
    </style:style>
    <style:style style:name="T7" style:family="text">
      <style:text-properties fo:color="#333333" style:font-name="open sans" fo:font-size="13pt" fo:letter-spacing="normal" fo:font-style="normal" fo:font-weight="normal" officeooo:rsid="00013d0c" style:font-size-asian="13pt" style:font-style-asian="normal" style:font-size-complex="13pt" style:font-style-complex="normal"/>
    </style:style>
    <style:style style:name="T8" style:family="text">
      <style:text-properties fo:font-variant="normal" fo:text-transform="none" fo:color="#333333" style:font-name="open sans" fo:font-size="13pt" fo:letter-spacing="normal" fo:font-style="normal" fo:font-weight="normal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color="#333333" style:font-name="open sans" fo:font-size="13pt" fo:letter-spacing="normal" fo:font-style="normal" fo:font-weight="normal" officeooo:rsid="00002c6a" style:font-size-asian="13pt" style:font-size-complex="13pt"/>
    </style:style>
    <style:style style:name="T10" style:family="text">
      <style:text-properties fo:font-variant="normal" fo:text-transform="none" fo:color="#233143" style:font-name="open sans" fo:font-size="13pt" fo:letter-spacing="normal" fo:font-style="normal" fo:font-weight="normal" officeooo:rsid="000051cd" style:font-size-asian="13pt" style:font-size-complex="13pt"/>
    </style:style>
    <style:style style:name="T11" style:family="text">
      <style:text-properties officeooo:rsid="00013d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<text:span text:style-name="T10">Gurubux Singh Gill</text:span></text:span></text:p>
      <text:p text:style-name="P2"><text:span text:style-name="Emphasis"><text:span text:style-name="T10">gurubuxgill07@gmail.com</text:span></text:span></text:p>
      <text:p text:style-name="P4">7208444692</text:p>
      <text:p text:style-name="P4">Mumbai</text:p>
      <text:p text:style-name="P9">05-09-2019</text:p>
      <text:p text:style-name="P4">Dear Team <text:span text:style-name="T11">Altair</text:span>,</text:p>
      <text:p text:style-name="P5"/>
      <text:p text:style-name="P1"><text:span text:style-name="Emphasis"><text:span text:style-name="T3"><text:tab/></text:span></text:span><text:span text:style-name="Emphasis"><text:span text:style-name="T4">I wish to apply for the role of </text:span></text:span><text:span text:style-name="Emphasis"><text:span text:style-name="T8">Trainee - Data Science</text:span></text:span><text:span text:style-name="Emphasis"><text:span text:style-name="T4">, currently being advertised on linkedin.com. Please find enclosed my CV for your consideration.</text:span></text:span><text:span text:style-name="T1"> </text:span></text:p>
      <text:p text:style-name="P6"/>
      <text:p text:style-name="P1"><text:span text:style-name="Emphasis"><text:span text:style-name="T2"><text:s/><text:tab/></text:span></text:span><text:span text:style-name="Emphasis"><text:span text:style-name="T4">As you can see from my attached CV, I have over </text:span></text:span><text:span text:style-name="Emphasis"><text:span text:style-name="T5">3</text:span></text:span><text:span text:style-name="Emphasis"><text:span text:style-name="T4"> years’ experience </text:span></text:span><text:span text:style-name="Emphasis"><text:span text:style-name="T5">as a</text:span></text:span><text:span text:style-name="Emphasis"><text:span text:style-name="T4"> </text:span></text:span><text:span text:style-name="Emphasis"><text:span text:style-name="T5">software developer in IT and Portal/Website domain</text:span></text:span><text:span text:style-name="Emphasis"><text:span text:style-name="T4">. Having worked my way up to </text:span></text:span><text:span text:style-name="Emphasis"><text:span text:style-name="T5">a Senior Software developer</text:span></text:span><text:span text:style-name="Emphasis"><text:span text:style-name="T4">, I’m ready for a new challenge in the </text:span></text:span><text:span text:style-name="Emphasis"><text:span text:style-name="T5">Data Science industry</text:span></text:span><text:span text:style-name="Emphasis"><text:span text:style-name="T4">, and see this position as the perfect role to help me achieve this.</text:span></text:span><text:span text:style-name="T1"> </text:span></text:p>
      <text:p text:style-name="P6"/>
      <text:p text:style-name="P1"><text:span text:style-name="Emphasis"><text:span text:style-name="T2"><text:tab/></text:span></text:span><text:span text:style-name="Emphasis"><text:span text:style-name="T4">I’m particularly interested in working in </text:span></text:span><text:span text:style-name="Emphasis"><text:span text:style-name="T5">Machine Learning, Data analysis and Deep Learning projects</text:span></text:span><text:span text:style-name="Emphasis"><text:span text:style-name="T4"> because of my passion for </text:span></text:span><text:span text:style-name="Emphasis"><text:span text:style-name="T5">developing software and researching to achieve business in-sights</text:span></text:span><text:span text:style-name="Emphasis"><text:span text:style-name="T4">, something I’ve had extensive experience of during my time in </text:span></text:span><text:span text:style-name="Emphasis"><text:span text:style-name="T5">learning through various MOOC courses online, </text:span></text:span><text:span text:style-name="Emphasis"><text:span text:style-name="T6">in the past year</text:span></text:span><text:span text:style-name="Emphasis"><text:span text:style-name="T4">. </text:span></text:span><text:span text:style-name="Emphasis"><text:span text:style-name="T6">I have earned many certification and badges by completing hands-on courses online with one to highlight is the </text:span></text:span><text:span text:style-name="Emphasis"><text:span text:style-name="T4">Microsoft Certifi</text:span></text:span><text:span text:style-name="Emphasis"><text:span text:style-name="T6">cate</text:span></text:span><text:span text:style-name="Emphasis"><text:span text:style-name="T4"> in Python </text:span></text:span><text:span text:style-name="Emphasis"><text:span text:style-name="T6">programming. I believe I am ready and very keenly looking forward to explore my attained skills by applying them to real world data to solve problems and enhance business opportunities for the client.</text:span></text:span></text:p>
      <text:p text:style-name="P1"><text:span text:style-name="Emphasis"><text:span text:style-name="T6"/></text:span></text:p>
      <text:p text:style-name="P1"><text:span text:style-name="Emphasis"><text:span text:style-name="T2"><text:tab/></text:span></text:span><text:span text:style-name="Emphasis"><text:span text:style-name="T8">Thank you for your time and consideration. I look forward to meeting with you to discuss my application further.</text:span></text:span></text:p>
      <text:p text:style-name="P3"><text:span text:style-name="Emphasis"><text:span text:style-name="T8"/></text:span></text:p>
      <text:p text:style-name="P3"><text:span text:style-name="Emphasis"><text:span text:style-name="T8">Yours sincerely,</text:span></text:span></text:p>
      <text:p text:style-name="P1"><text:span text:style-name="Emphasis"><text:span text:style-name="T9">Gurubux Gill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K Grotesk" svg:font-family="'HK Grotesk', sans-serif"/>
    <style:font-face style:name="Mangal1" svg:font-family="Mangal"/>
    <style:font-face style:name="ProximaNovaRegular" svg:font-family="ProximaNovaRegular, sans-serif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open sans" svg:font-family="'open sans', sans-serif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05T19:49:05.580000000</dc:date>
    <meta:editing-duration>PT1H9M28S</meta:editing-duration>
    <meta:editing-cycles>3</meta:editing-cycles>
    <meta:document-statistic meta:table-count="0" meta:image-count="0" meta:object-count="0" meta:page-count="1" meta:paragraph-count="12" meta:word-count="217" meta:character-count="1350" meta:non-whitespace-character-count="1138"/>
  </office:meta>
</office:document-meta>
</file>